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de_20_dibujo_20_predeterminado_5f_1" style:list-style-name="L5">
      <style:graphic-properties draw:stroke="none" svg:stroke-color="#000000" draw:fill="none" draw:fill-color="#ffffff" draw:auto-grow-height="true" draw:auto-grow-width="false" fo:max-height="0cm" fo:min-height="2.965cm"/>
      <style:paragraph-properties style:writing-mode="lr-tb"/>
    </style:style>
    <style:style style:name="gr3" style:family="graphic" style:parent-style-name="Objeto_20_sin_20_relleno_5f_1">
      <style:graphic-properties draw:fill="none" draw:textarea-vertical-align="middl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9.1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EB Garamond 08" fo:font-size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42pt" style:font-size-asian="42pt" style:font-size-complex="42pt"/>
    </style:style>
    <style:style style:name="T6" style:family="text">
      <style:text-properties style:font-name="EB Garamond 08" fo:font-size="26pt" style:font-size-asian="26pt" style:font-size-complex="26pt"/>
    </style:style>
    <style:style style:name="T7" style:family="text">
      <style:text-properties style:font-name="EB Garamond 08" fo:font-size="42pt" style:font-size-asian="42pt" style:font-size-complex="42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5.8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Patogénesis</text:span></text:p>
              </text:list-item>
              <text:list-item>
                <text:p text:style-name="P1"><text:span text:style-name="T1"><text:s/></text:span><text:span text:style-name="T1">Enfermedades inmunitarias</text:span></text:p>
              </text:list-item>
              <text:list-item>
                <text:p text:style-name="P1"><text:span text:style-name="T1"><text:s/></text:span><text:span text:style-name="T1">Aplicaciones de la inmunología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  <text:p text:style-name="P2"><text:span text:style-name="T2">Medicina de la Conservación</text:span></text:p>
            <text:p text:style-name="P2"><text:span text:style-name="T3">Gerardo Martín</text:span></text:p>
          </draw:text-box>
        </draw:frame>
        <draw:frame presentation:style-name="pr2" draw:text-style-name="P4" draw:layer="layout" svg:width="25.199cm" svg:height="2.795cm" svg:x="1.4cm" svg:y="1.745cm" presentation:class="title" presentation:user-transformed="true">
          <draw:text-box>
            <text:p><text:span text:style-name="T4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8cm" svg:height="2.015cm" svg:x="4.6cm" svg:y="7.185cm" presentation:class="outline" presentation:user-transformed="true">
          <draw:text-box>
            <text:p text:style-name="P2"><text:span text:style-name="T5">Patogénesis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8" draw:layer="layout" svg:width="11cm" svg:height="4.697cm" svg:x="15.3cm" svg:y="6.285cm">
          <draw:text-box>
            <text:p text:style-name="P7"><text:span text:style-name="T7">¿Cómo inicia la enfermedad y la respuesta </text:span><text:span text:style-name="T7">inmune?</text:span></text:p>
          </draw:text-box>
        </draw:frame>
        <draw:line draw:style-name="gr3" draw:text-style-name="P9" draw:layer="layout" svg:x1="14cm" svg:y1="4.2cm" svg:x2="14cm" svg:y2="11.7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22T12:46:01.657099498</dc:date>
    <dc:creator>Gerardo Martín</dc:creator>
    <meta:editing-duration>PT4M2S</meta:editing-duration>
    <meta:editing-cycles>2</meta:editing-cycles>
    <meta:generator>LibreOffice/7.3.7.2$Linux_X86_64 LibreOffice_project/30$Build-2</meta:generator>
    <meta:document-statistic meta:object-count="30"/>
  </office:meta>
</office:document-meta>
</file>